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5.948in" svg:height="4.9547in" svg:x="0.8972in" svg:y="1.2283in">
            <draw:object draw:notify-on-update-of-ranges="test.B2:test.B3 test.A2:test.A2 test.C2:test.C3 test.A4:test.A4 test.C4:test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string" calcext:value-type="string">
            <text:p>B/s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ata</text:p>
          </table:table-cell>
          <table:table-cell office:value-type="float" office:value="22.8" calcext:value-type="float">
            <text:p>22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nvm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sata</text:p>
          </table:table-cell>
          <table:table-cell office:value-type="float" office:value="28.9" calcext:value-type="float">
            <text:p>28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nvme</text:p>
          </table:table-cell>
          <table:table-cell office:value-type="float" office:value="42.2" calcext:value-type="float">
            <text:p>42.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22:39:37.092254794</dc:date>
    <meta:editing-duration>PT3M58S</meta:editing-duration>
    <meta:editing-cycles>2</meta:editing-cycles>
    <meta:generator>LibreOffice/6.4.7.2$Linux_X86_64 LibreOffice_project/40$Build-2</meta:generator>
    <meta:document-statistic meta:table-count="1" meta:cell-count="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09cm" svg:height="12.586cm" xlink:href=".." xlink:type="simple" chart:class="chart:bar" chart:style-name="ch1">
        <chart:title svg:x="1.428cm" svg:y="0.124cm" chart:style-name="ch2">
          <text:p>Blocks / second</text:p>
        </chart:title>
        <chart:legend chart:legend-position="top" svg:x="8.847cm" svg:y="0.164cm" style:legend-expansion="custom" chartooo:width="5.918cm" chartooo:height="0.953cm" style:legend-expansion-aspect-ratio="6.20986358866737" chart:style-name="ch3"/>
        <chart:plot-area chart:style-name="ch4" table:cell-range-address="test.B2:test.C3 test.A2:test.A2 test.A4:test.A4 test.C4:test.C5" chart:data-source-has-labels="both" svg:x="0.246cm" svg:y="0.87cm" svg:width="14.556cm" svg:height="11.54cm">
          <chartooo:coordinate-region svg:x="1.03cm" svg:y="1.147cm" svg:width="13.772cm" svg:height="10.378cm"/>
          <chart:axis chart:dimension="x" chart:name="primary-x" chart:style-name="ch5" chartooo:axis-type="auto">
            <chartooo:date-scale/>
            <chart:categories table:cell-range-address="test.B2:test.B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.C2:test.C3" chart:label-cell-address="test.A2:test.A2" chart:class="chart:bar">
            <chart:data-point chart:repeated="2"/>
          </chart:series>
          <chart:series chart:style-name="ch9" chart:values-cell-range-address="test.C4:test.C5" chart:label-cell-address="test.A4:test.A4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test.A2:test.A2</svg:desc>
                </draw:g>
              </table:table-cell>
              <table:table-cell office:value-type="string">
                <text:p>plain</text:p>
                <draw:g>
                  <svg:desc>test.A4:test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ta</text:p>
                <draw:g>
                  <svg:desc>test.B2:test.B3</svg:desc>
                </draw:g>
              </table:table-cell>
              <table:table-cell office:value-type="float" office:value="22.8">
                <text:p>22.8</text:p>
                <draw:g>
                  <svg:desc>test.C2:test.C3</svg:desc>
                </draw:g>
              </table:table-cell>
              <table:table-cell office:value-type="float" office:value="28.9">
                <text:p>28.9</text:p>
                <draw:g>
                  <svg:desc>test.C4:test.C5</svg:desc>
                </draw:g>
              </table:table-cell>
            </table:table-row>
            <table:table-row>
              <table:table-cell office:value-type="string">
                <text:p>nvme</text:p>
              </table:table-cell>
              <table:table-cell office:value-type="float" office:value="30">
                <text:p>30</text:p>
              </table:table-cell>
              <table:table-cell office:value-type="float" office:value="42.2">
                <text:p>4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